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normal" style:font-weight-asian="normal" style:font-weight-complex="normal"/>
    </style:style>
    <style:style style:name="ce3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1" table:number-columns-repeated="8" table:default-cell-style-name="ce3"/>
        <table:table-row table:style-name="ro1">
          <table:table-cell table:style-name="ce1" office:value-type="string">
            <text:p>KDTREE</text:p>
          </table:table-cell>
          <table:table-cell table:style-name="ce1" office:value-type="string">
            <text:p>s1</text:p>
          </table:table-cell>
          <table:table-cell table:style-name="ce1" office:value-type="string">
            <text:p>s2</text:p>
          </table:table-cell>
          <table:table-cell table:style-name="ce1" office:value-type="string">
            <text:p>s3</text:p>
          </table:table-cell>
          <table:table-cell table:style-name="ce1" office:value-type="string">
            <text:p>s4</text:p>
          </table:table-cell>
          <table:table-cell table:style-name="ce1" office:value-type="string">
            <text:p>s5</text:p>
          </table:table-cell>
          <table:table-cell table:style-name="ce1" office:value-type="string">
            <text:p>s6</text:p>
          </table:table-cell>
          <table:table-cell table:style-name="ce1" office:value-type="string">
            <text:p>s7</text:p>
          </table:table-cell>
          <table:table-cell table:style-name="ce1" office:value-type="string">
            <text:p>s8</text:p>
          </table:table-cell>
        </table:table-row>
        <table:table-row table:style-name="ro1">
          <table:table-cell office:value-type="string">
            <text:p>load</text:p>
          </table:table-cell>
          <table:table-cell office:value-type="string">
            <text:p>40110.6</text:p>
          </table:table-cell>
          <table:table-cell office:value-type="string">
            <text:p>81114.2</text:p>
          </table:table-cell>
          <table:table-cell office:value-type="string">
            <text:p>124431</text:p>
          </table:table-cell>
          <table:table-cell office:value-type="string">
            <text:p>166859</text:p>
          </table:table-cell>
          <table:table-cell office:value-type="string">
            <text:p>208272</text:p>
          </table:table-cell>
          <table:table-cell office:value-type="string">
            <text:p>253961</text:p>
          </table:table-cell>
          <table:table-cell office:value-type="string">
            <text:p>296484</text:p>
          </table:table-cell>
          <table:table-cell office:value-type="string">
            <text:p>343154</text:p>
          </table:table-cell>
        </table:table-row>
        <table:table-row table:style-name="ro1">
          <table:table-cell office:value-type="string">
            <text:p>oh</text:p>
          </table:table-cell>
          <table:table-cell office:value-type="string">
            <text:p>8483.8</text:p>
          </table:table-cell>
          <table:table-cell office:value-type="string">
            <text:p>32015.8</text:p>
          </table:table-cell>
          <table:table-cell office:value-type="string">
            <text:p>19050.9</text:p>
          </table:table-cell>
          <table:table-cell office:value-type="string">
            <text:p>49462.6</text:p>
          </table:table-cell>
          <table:table-cell office:value-type="string">
            <text:p>32154.3</text:p>
          </table:table-cell>
          <table:table-cell office:value-type="string">
            <text:p>28678.2</text:p>
          </table:table-cell>
          <table:table-cell office:value-type="string">
            <text:p>47733.4</text:p>
          </table:table-cell>
          <table:table-cell office:value-type="string">
            <text:p>34805.9</text:p>
          </table:table-cell>
        </table:table-row>
        <table:table-row table:style-name="ro1">
          <table:table-cell table:style-name="ce3"/>
          <table:table-cell table:number-columns-repeated="8"/>
        </table:table-row>
        <table:table-row table:style-name="ro1">
          <table:table-cell table:style-name="ce1" office:value-type="string">
            <text:p>BFBCT</text:p>
          </table:table-cell>
          <table:table-cell table:style-name="ce1" office:value-type="string">
            <text:p>s1</text:p>
          </table:table-cell>
          <table:table-cell table:style-name="ce1" office:value-type="string">
            <text:p>s2</text:p>
          </table:table-cell>
          <table:table-cell table:style-name="ce1" office:value-type="string">
            <text:p>s3</text:p>
          </table:table-cell>
          <table:table-cell table:style-name="ce1" office:value-type="string">
            <text:p>s4</text:p>
          </table:table-cell>
          <table:table-cell table:style-name="ce1" office:value-type="string">
            <text:p>s5</text:p>
          </table:table-cell>
          <table:table-cell table:style-name="ce1" office:value-type="string">
            <text:p>s6</text:p>
          </table:table-cell>
          <table:table-cell table:style-name="ce1" office:value-type="string">
            <text:p>s7</text:p>
          </table:table-cell>
          <table:table-cell table:style-name="ce1" office:value-type="string">
            <text:p>s8</text:p>
          </table:table-cell>
        </table:table-row>
        <table:table-row table:style-name="ro1">
          <table:table-cell office:value-type="string">
            <text:p>load</text:p>
          </table:table-cell>
          <table:table-cell office:value-type="string">
            <text:p>35602.7</text:p>
          </table:table-cell>
          <table:table-cell office:value-type="string">
            <text:p>77992.1</text:p>
          </table:table-cell>
          <table:table-cell office:value-type="string">
            <text:p>123483</text:p>
          </table:table-cell>
          <table:table-cell office:value-type="string">
            <text:p>165315</text:p>
          </table:table-cell>
          <table:table-cell office:value-type="string">
            <text:p>211014</text:p>
          </table:table-cell>
          <table:table-cell office:value-type="string">
            <text:p>254253</text:p>
          </table:table-cell>
          <table:table-cell office:value-type="string">
            <text:p>302485</text:p>
          </table:table-cell>
          <table:table-cell office:value-type="string">
            <text:p>344647</text:p>
          </table:table-cell>
        </table:table-row>
        <table:table-row table:style-name="ro1">
          <table:table-cell office:value-type="string">
            <text:p>oh</text:p>
          </table:table-cell>
          <table:table-cell office:value-type="string">
            <text:p>21787.7</text:p>
          </table:table-cell>
          <table:table-cell office:value-type="string">
            <text:p>42239.7</text:p>
          </table:table-cell>
          <table:table-cell office:value-type="string">
            <text:p>61412</text:p>
          </table:table-cell>
          <table:table-cell office:value-type="string">
            <text:p>78727.8</text:p>
          </table:table-cell>
          <table:table-cell office:value-type="string">
            <text:p>89927.5</text:p>
          </table:table-cell>
          <table:table-cell office:value-type="string">
            <text:p>110538</text:p>
          </table:table-cell>
          <table:table-cell office:value-type="string">
            <text:p>107233</text:p>
          </table:table-cell>
          <table:table-cell office:value-type="string">
            <text:p>103543</text:p>
          </table:table-cell>
        </table:table-row>
        <table:table-row table:style-name="ro1">
          <table:table-cell table:style-name="ce3"/>
          <table:table-cell table:number-columns-repeated="8"/>
        </table:table-row>
        <table:table-row table:style-name="ro1">
          <table:table-cell table:style-name="ce1" office:value-type="string">
            <text:p>PROGREGA</text:p>
          </table:table-cell>
          <table:table-cell table:style-name="ce1" office:value-type="string">
            <text:p>s1</text:p>
          </table:table-cell>
          <table:table-cell table:style-name="ce1" office:value-type="string">
            <text:p>s2</text:p>
          </table:table-cell>
          <table:table-cell table:style-name="ce1" office:value-type="string">
            <text:p>s3</text:p>
          </table:table-cell>
          <table:table-cell table:style-name="ce1" office:value-type="string">
            <text:p>s4</text:p>
          </table:table-cell>
          <table:table-cell table:style-name="ce1" office:value-type="string">
            <text:p>s5</text:p>
          </table:table-cell>
          <table:table-cell table:style-name="ce1" office:value-type="string">
            <text:p>s6</text:p>
          </table:table-cell>
          <table:table-cell table:style-name="ce1" office:value-type="string">
            <text:p>s7</text:p>
          </table:table-cell>
          <table:table-cell table:style-name="ce1" office:value-type="string">
            <text:p>s8</text:p>
          </table:table-cell>
        </table:table-row>
        <table:table-row table:style-name="ro1">
          <table:table-cell office:value-type="string">
            <text:p>load</text:p>
          </table:table-cell>
          <table:table-cell office:value-type="string">
            <text:p>40566.2</text:p>
          </table:table-cell>
          <table:table-cell office:value-type="string">
            <text:p>83592.8</text:p>
          </table:table-cell>
          <table:table-cell office:value-type="string">
            <text:p>127311</text:p>
          </table:table-cell>
          <table:table-cell office:value-type="string">
            <text:p>170295</text:p>
          </table:table-cell>
          <table:table-cell office:value-type="string">
            <text:p>209074</text:p>
          </table:table-cell>
          <table:table-cell office:value-type="string">
            <text:p>252549</text:p>
          </table:table-cell>
          <table:table-cell office:value-type="string">
            <text:p>295396</text:p>
          </table:table-cell>
          <table:table-cell office:value-type="string">
            <text:p>336008</text:p>
          </table:table-cell>
        </table:table-row>
        <table:table-row table:style-name="ro1">
          <table:table-cell office:value-type="string">
            <text:p>oh</text:p>
          </table:table-cell>
          <table:table-cell office:value-type="string">
            <text:p>17671.8</text:p>
          </table:table-cell>
          <table:table-cell office:value-type="string">
            <text:p>28440.4</text:p>
          </table:table-cell>
          <table:table-cell office:value-type="string">
            <text:p>40144.9</text:p>
          </table:table-cell>
          <table:table-cell office:value-type="string">
            <text:p>44934.8</text:p>
          </table:table-cell>
          <table:table-cell office:value-type="string">
            <text:p>53067.8</text:p>
          </table:table-cell>
          <table:table-cell office:value-type="string">
            <text:p>52083.8</text:p>
          </table:table-cell>
          <table:table-cell office:value-type="string">
            <text:p>62639.9</text:p>
          </table:table-cell>
          <table:table-cell office:value-type="string">
            <text:p>67051.6</text:p>
          </table:table-cell>
        </table:table-row>
        <table:table-row table:style-name="ro1">
          <table:table-cell table:style-name="ce3"/>
          <table:table-cell table:number-columns-repeated="8"/>
        </table:table-row>
        <table:table-row table:style-name="ro1">
          <table:table-cell table:style-name="ce1" office:value-type="string">
            <text:p>AHMED</text:p>
          </table:table-cell>
          <table:table-cell table:style-name="ce1" office:value-type="string">
            <text:p>s1</text:p>
          </table:table-cell>
          <table:table-cell table:style-name="ce1" office:value-type="string">
            <text:p>s2</text:p>
          </table:table-cell>
          <table:table-cell table:style-name="ce1" office:value-type="string">
            <text:p>s3</text:p>
          </table:table-cell>
          <table:table-cell table:style-name="ce1" office:value-type="string">
            <text:p>s4</text:p>
          </table:table-cell>
          <table:table-cell table:style-name="ce1" office:value-type="string">
            <text:p>s5</text:p>
          </table:table-cell>
          <table:table-cell table:style-name="ce1" office:value-type="string">
            <text:p>s6</text:p>
          </table:table-cell>
          <table:table-cell table:style-name="ce1" office:value-type="string">
            <text:p>s7</text:p>
          </table:table-cell>
          <table:table-cell table:style-name="ce1" office:value-type="string">
            <text:p>s8</text:p>
          </table:table-cell>
        </table:table-row>
        <table:table-row table:style-name="ro1">
          <table:table-cell office:value-type="string">
            <text:p>load</text:p>
          </table:table-cell>
          <table:table-cell office:value-type="string">
            <text:p>36660.8</text:p>
          </table:table-cell>
          <table:table-cell office:value-type="string">
            <text:p>76232.5</text:p>
          </table:table-cell>
          <table:table-cell office:value-type="string">
            <text:p>120360</text:p>
          </table:table-cell>
          <table:table-cell office:value-type="string">
            <text:p>164421</text:p>
          </table:table-cell>
          <table:table-cell office:value-type="string">
            <text:p>207200</text:p>
          </table:table-cell>
          <table:table-cell office:value-type="string">
            <text:p>258429</text:p>
          </table:table-cell>
          <table:table-cell office:value-type="string">
            <text:p>306116</text:p>
          </table:table-cell>
          <table:table-cell office:value-type="string">
            <text:p>345372</text:p>
          </table:table-cell>
        </table:table-row>
        <table:table-row table:style-name="ro1">
          <table:table-cell office:value-type="string">
            <text:p>oh</text:p>
          </table:table-cell>
          <table:table-cell office:value-type="string">
            <text:p>17404.2</text:p>
          </table:table-cell>
          <table:table-cell office:value-type="string">
            <text:p>27391.2</text:p>
          </table:table-cell>
          <table:table-cell office:value-type="string">
            <text:p>37498.7</text:p>
          </table:table-cell>
          <table:table-cell office:value-type="string">
            <text:p>55424.9</text:p>
          </table:table-cell>
          <table:table-cell office:value-type="string">
            <text:p>72060.7</text:p>
          </table:table-cell>
          <table:table-cell office:value-type="string">
            <text:p>82815.4</text:p>
          </table:table-cell>
          <table:table-cell office:value-type="string">
            <text:p>80133.2</text:p>
          </table:table-cell>
          <table:table-cell office:value-type="string">
            <text:p>95666.2</text:p>
          </table:table-cell>
        </table:table-row>
      </table:table>
      <table:table table:name="Planilha2" table:style-name="ta1" table:print="false"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9" table:default-cell-style-name="Default"/>
        <table:table-row table:style-name="ro1">
          <table:table-cell office:value-type="string">
            <text:p>KDTREE</text:p>
          </table:table-cell>
          <table:table-cell table:style-name="ce2" office:value-type="string">
            <text:p>load</text:p>
          </table:table-cell>
          <table:table-cell table:style-name="ce2" office:value-type="string">
            <text:p>oh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1</text:p>
          </table:table-cell>
          <table:table-cell office:value-type="string">
            <text:p>40110.6</text:p>
          </table:table-cell>
          <table:table-cell office:value-type="string">
            <text:p>8483.8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2</text:p>
          </table:table-cell>
          <table:table-cell office:value-type="string">
            <text:p>81114.2</text:p>
          </table:table-cell>
          <table:table-cell office:value-type="string">
            <text:p>32015.8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3</text:p>
          </table:table-cell>
          <table:table-cell office:value-type="string">
            <text:p>124431</text:p>
          </table:table-cell>
          <table:table-cell office:value-type="string">
            <text:p>19050.9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4</text:p>
          </table:table-cell>
          <table:table-cell office:value-type="string">
            <text:p>166859</text:p>
          </table:table-cell>
          <table:table-cell office:value-type="string">
            <text:p>49462.6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5</text:p>
          </table:table-cell>
          <table:table-cell office:value-type="string">
            <text:p>208272</text:p>
          </table:table-cell>
          <table:table-cell office:value-type="string">
            <text:p>32154.3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6</text:p>
          </table:table-cell>
          <table:table-cell office:value-type="string">
            <text:p>253961</text:p>
          </table:table-cell>
          <table:table-cell office:value-type="string">
            <text:p>28678.2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7</text:p>
          </table:table-cell>
          <table:table-cell office:value-type="string">
            <text:p>296484</text:p>
          </table:table-cell>
          <table:table-cell office:value-type="string">
            <text:p>47733.4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8</text:p>
          </table:table-cell>
          <table:table-cell office:value-type="string">
            <text:p>343154</text:p>
          </table:table-cell>
          <table:table-cell office:value-type="string">
            <text:p>34805.9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>
            <text:p>BFBCT</text:p>
          </table:table-cell>
          <table:table-cell table:style-name="ce2" office:value-type="string">
            <text:p>load</text:p>
          </table:table-cell>
          <table:table-cell table:style-name="ce2" office:value-type="string">
            <text:p>oh</text:p>
          </table:table-cell>
          <table:table-cell table:number-columns-repeated="9"/>
        </table:table-row>
        <table:table-row table:style-name="ro1">
          <table:table-cell office:value-type="string">
            <text:p>s1</text:p>
          </table:table-cell>
          <table:table-cell office:value-type="string">
            <text:p>35602.7</text:p>
          </table:table-cell>
          <table:table-cell office:value-type="string">
            <text:p>21787.7</text:p>
          </table:table-cell>
          <table:table-cell table:number-columns-repeated="9"/>
        </table:table-row>
        <table:table-row table:style-name="ro1">
          <table:table-cell office:value-type="string">
            <text:p>s2</text:p>
          </table:table-cell>
          <table:table-cell office:value-type="string">
            <text:p>77992.1</text:p>
          </table:table-cell>
          <table:table-cell office:value-type="string">
            <text:p>42239.7</text:p>
          </table:table-cell>
          <table:table-cell table:number-columns-repeated="9"/>
        </table:table-row>
        <table:table-row table:style-name="ro1">
          <table:table-cell office:value-type="string">
            <text:p>s3</text:p>
          </table:table-cell>
          <table:table-cell office:value-type="string">
            <text:p>123483</text:p>
          </table:table-cell>
          <table:table-cell office:value-type="string">
            <text:p>61412</text:p>
          </table:table-cell>
          <table:table-cell table:number-columns-repeated="9"/>
        </table:table-row>
        <table:table-row table:style-name="ro1">
          <table:table-cell office:value-type="string">
            <text:p>s4</text:p>
          </table:table-cell>
          <table:table-cell office:value-type="string">
            <text:p>165315</text:p>
          </table:table-cell>
          <table:table-cell office:value-type="string">
            <text:p>78727.8</text:p>
          </table:table-cell>
          <table:table-cell table:number-columns-repeated="9"/>
        </table:table-row>
        <table:table-row table:style-name="ro1">
          <table:table-cell office:value-type="string">
            <text:p>s5</text:p>
          </table:table-cell>
          <table:table-cell office:value-type="string">
            <text:p>211014</text:p>
          </table:table-cell>
          <table:table-cell office:value-type="string">
            <text:p>89927.5</text:p>
          </table:table-cell>
          <table:table-cell table:number-columns-repeated="9"/>
        </table:table-row>
        <table:table-row table:style-name="ro1">
          <table:table-cell office:value-type="string">
            <text:p>s6</text:p>
          </table:table-cell>
          <table:table-cell office:value-type="string">
            <text:p>254253</text:p>
          </table:table-cell>
          <table:table-cell office:value-type="string">
            <text:p>110538</text:p>
          </table:table-cell>
          <table:table-cell table:number-columns-repeated="9"/>
        </table:table-row>
        <table:table-row table:style-name="ro1">
          <table:table-cell office:value-type="string">
            <text:p>s7</text:p>
          </table:table-cell>
          <table:table-cell office:value-type="string">
            <text:p>302485</text:p>
          </table:table-cell>
          <table:table-cell office:value-type="string">
            <text:p>107233</text:p>
          </table:table-cell>
          <table:table-cell table:number-columns-repeated="9"/>
        </table:table-row>
        <table:table-row table:style-name="ro1">
          <table:table-cell office:value-type="string">
            <text:p>s8</text:p>
          </table:table-cell>
          <table:table-cell office:value-type="string">
            <text:p>344647</text:p>
          </table:table-cell>
          <table:table-cell office:value-type="string">
            <text:p>103543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>
            <text:p>PROGREGA</text:p>
          </table:table-cell>
          <table:table-cell table:style-name="ce2" office:value-type="string">
            <text:p>load</text:p>
          </table:table-cell>
          <table:table-cell table:style-name="ce2" office:value-type="string">
            <text:p>oh</text:p>
          </table:table-cell>
          <table:table-cell table:number-columns-repeated="9"/>
        </table:table-row>
        <table:table-row table:style-name="ro1">
          <table:table-cell office:value-type="string">
            <text:p>s1</text:p>
          </table:table-cell>
          <table:table-cell office:value-type="string">
            <text:p>40566.2</text:p>
          </table:table-cell>
          <table:table-cell office:value-type="string">
            <text:p>17671.8</text:p>
          </table:table-cell>
          <table:table-cell table:number-columns-repeated="9"/>
        </table:table-row>
        <table:table-row table:style-name="ro1">
          <table:table-cell office:value-type="string">
            <text:p>s2</text:p>
          </table:table-cell>
          <table:table-cell office:value-type="string">
            <text:p>83592.8</text:p>
          </table:table-cell>
          <table:table-cell office:value-type="string">
            <text:p>28440.4</text:p>
          </table:table-cell>
          <table:table-cell table:number-columns-repeated="9"/>
        </table:table-row>
        <table:table-row table:style-name="ro1">
          <table:table-cell office:value-type="string">
            <text:p>s3</text:p>
          </table:table-cell>
          <table:table-cell office:value-type="string">
            <text:p>127311</text:p>
          </table:table-cell>
          <table:table-cell office:value-type="string">
            <text:p>40144.9</text:p>
          </table:table-cell>
          <table:table-cell table:number-columns-repeated="9"/>
        </table:table-row>
        <table:table-row table:style-name="ro1">
          <table:table-cell office:value-type="string">
            <text:p>s4</text:p>
          </table:table-cell>
          <table:table-cell office:value-type="string">
            <text:p>170295</text:p>
          </table:table-cell>
          <table:table-cell office:value-type="string">
            <text:p>44934.8</text:p>
          </table:table-cell>
          <table:table-cell table:number-columns-repeated="9"/>
        </table:table-row>
        <table:table-row table:style-name="ro1">
          <table:table-cell office:value-type="string">
            <text:p>s5</text:p>
          </table:table-cell>
          <table:table-cell office:value-type="string">
            <text:p>209074</text:p>
          </table:table-cell>
          <table:table-cell office:value-type="string">
            <text:p>53067.8</text:p>
          </table:table-cell>
          <table:table-cell table:number-columns-repeated="9"/>
        </table:table-row>
        <table:table-row table:style-name="ro1">
          <table:table-cell office:value-type="string">
            <text:p>s6</text:p>
          </table:table-cell>
          <table:table-cell office:value-type="string">
            <text:p>252549</text:p>
          </table:table-cell>
          <table:table-cell office:value-type="string">
            <text:p>52083.8</text:p>
          </table:table-cell>
          <table:table-cell table:number-columns-repeated="9"/>
        </table:table-row>
        <table:table-row table:style-name="ro1">
          <table:table-cell office:value-type="string">
            <text:p>s7</text:p>
          </table:table-cell>
          <table:table-cell office:value-type="string">
            <text:p>295396</text:p>
          </table:table-cell>
          <table:table-cell office:value-type="string">
            <text:p>62639.9</text:p>
          </table:table-cell>
          <table:table-cell table:number-columns-repeated="9"/>
        </table:table-row>
        <table:table-row table:style-name="ro1">
          <table:table-cell office:value-type="string">
            <text:p>s8</text:p>
          </table:table-cell>
          <table:table-cell office:value-type="string">
            <text:p>336008</text:p>
          </table:table-cell>
          <table:table-cell office:value-type="string">
            <text:p>67051.6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>
            <text:p>AHMED</text:p>
          </table:table-cell>
          <table:table-cell table:style-name="ce2" office:value-type="string">
            <text:p>load</text:p>
          </table:table-cell>
          <table:table-cell table:style-name="ce2" office:value-type="string">
            <text:p>oh</text:p>
          </table:table-cell>
          <table:table-cell table:number-columns-repeated="9"/>
        </table:table-row>
        <table:table-row table:style-name="ro1">
          <table:table-cell office:value-type="string">
            <text:p>s1</text:p>
          </table:table-cell>
          <table:table-cell office:value-type="string">
            <text:p>36660.8</text:p>
          </table:table-cell>
          <table:table-cell office:value-type="string">
            <text:p>17404.2</text:p>
          </table:table-cell>
          <table:table-cell table:number-columns-repeated="9"/>
        </table:table-row>
        <table:table-row table:style-name="ro1">
          <table:table-cell office:value-type="string">
            <text:p>s2</text:p>
          </table:table-cell>
          <table:table-cell office:value-type="string">
            <text:p>76232.5</text:p>
          </table:table-cell>
          <table:table-cell office:value-type="string">
            <text:p>27391.2</text:p>
          </table:table-cell>
          <table:table-cell table:number-columns-repeated="9"/>
        </table:table-row>
        <table:table-row table:style-name="ro1">
          <table:table-cell office:value-type="string">
            <text:p>s3</text:p>
          </table:table-cell>
          <table:table-cell office:value-type="string">
            <text:p>120360</text:p>
          </table:table-cell>
          <table:table-cell office:value-type="string">
            <text:p>37498.7</text:p>
          </table:table-cell>
          <table:table-cell table:number-columns-repeated="9"/>
        </table:table-row>
        <table:table-row table:style-name="ro1">
          <table:table-cell office:value-type="string">
            <text:p>s4</text:p>
          </table:table-cell>
          <table:table-cell office:value-type="string">
            <text:p>164421</text:p>
          </table:table-cell>
          <table:table-cell office:value-type="string">
            <text:p>55424.9</text:p>
          </table:table-cell>
          <table:table-cell table:number-columns-repeated="9"/>
        </table:table-row>
        <table:table-row table:style-name="ro1">
          <table:table-cell office:value-type="string">
            <text:p>s5</text:p>
          </table:table-cell>
          <table:table-cell office:value-type="string">
            <text:p>207200</text:p>
          </table:table-cell>
          <table:table-cell office:value-type="string">
            <text:p>72060.7</text:p>
          </table:table-cell>
          <table:table-cell table:number-columns-repeated="9"/>
        </table:table-row>
        <table:table-row table:style-name="ro1">
          <table:table-cell office:value-type="string">
            <text:p>s6</text:p>
          </table:table-cell>
          <table:table-cell office:value-type="string">
            <text:p>258429</text:p>
          </table:table-cell>
          <table:table-cell office:value-type="string">
            <text:p>82815.4</text:p>
          </table:table-cell>
          <table:table-cell table:number-columns-repeated="9"/>
        </table:table-row>
        <table:table-row table:style-name="ro1">
          <table:table-cell office:value-type="string">
            <text:p>s7</text:p>
          </table:table-cell>
          <table:table-cell office:value-type="string">
            <text:p>306116</text:p>
          </table:table-cell>
          <table:table-cell office:value-type="string">
            <text:p>80133.2</text:p>
          </table:table-cell>
          <table:table-cell table:number-columns-repeated="9"/>
        </table:table-row>
        <table:table-row table:style-name="ro1">
          <table:table-cell office:value-type="string">
            <text:p>s8</text:p>
          </table:table-cell>
          <table:table-cell office:value-type="string">
            <text:p>345372</text:p>
          </table:table-cell>
          <table:table-cell office:value-type="string">
            <text:p>95666.2</text:p>
          </table:table-cell>
          <table:table-cell table:number-columns-repeated="9"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5">15/12/2009</text:date>, <text:time>14:14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duardo Bezerra</meta:initial-creator>
    <meta:creation-date>2009-12-15T14:09:41</meta:creation-date>
    <meta:generator>OpenOffice.org/3.1$Unix OpenOffice.org_project/310m19$Build-9420</meta:generator>
    <dc:date>2009-12-15T14:14:31</dc:date>
    <dc:creator>Eduardo Bezerra</dc:creator>
    <meta:editing-duration>PT00H04M50S</meta:editing-duration>
    <meta:editing-cycles>4</meta:editing-cycles>
    <meta:document-statistic meta:table-count="3" meta:cell-count="216" meta:object-count="0"/>
  </office:meta>
</office:document-meta>
</file>